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9.423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383cm"/>
    </style:style>
    <style:style style:name="co14" style:family="table-column">
      <style:table-column-properties fo:break-before="auto" style:column-width="9.232cm"/>
    </style:style>
    <style:style style:name="co15" style:family="table-column">
      <style:table-column-properties fo:break-before="auto" style:column-width="8.251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3.457cm"/>
    </style:style>
    <style:style style:name="co18" style:family="table-column">
      <style:table-column-properties fo:break-before="auto" style:column-width="8.169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688cm"/>
    </style:style>
    <style:style style:name="co21" style:family="table-column">
      <style:table-column-properties fo:break-before="auto" style:column-width="6.209cm"/>
    </style:style>
    <style:style style:name="co22" style:family="table-column">
      <style:table-column-properties fo:break-before="auto" style:column-width="3.6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5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/>
    </style:style>
    <style:style style:name="ce7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2">
      <style:table-cell-properties style:diagonal-bl-tr="none" style:diagonal-tl-br="none" fo:border="0.06pt solid #000000" fo:padding="0.071cm" style:rotation-align="none"/>
      <style:text-properties style:text-position=""/>
    </style:style>
    <style:style style:name="ce10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 style:data-style-name="N2">
      <style:table-cell-properties fo:background-color="#000000" fo:border="0.06pt solid #000000"/>
      <style:text-properties fo:color="#ffffff"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000000" fo:border="0.06pt solid #000000"/>
      <style:text-properties fo:color="#ffffff" style:text-position=""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fo:border="0.06pt solid #000000" fo:padding="0.071cm" style:rotation-align="none"/>
      <style:text-properties fo:color="#ff0000" style:text-position=""/>
    </style:style>
    <style:style style:name="ce14" style:family="table-cell" style:parent-style-name="Default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16" style:family="table-cell" style:parent-style-name="Default" style:data-style-name="N2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8" style:family="table-cell" style:parent-style-name="Default" style:data-style-name="N100">
      <style:table-cell-properties style:diagonal-bl-tr="none" style:diagonal-tl-br="none" fo:border="0.06pt solid #000000" fo:padding="0.071cm" style:rotation-align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</style:style>
  </office:automatic-styles>
  <office:body>
    <office:spreadsheet>
      <table:table table:name="tarifa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office:value-type="string">
            <text:p>id_tarifa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RIFA 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IFA 2</text:p>
          </table:table-cell>
          <table:table-cell/>
        </table:table-row>
      </table:table>
      <table:table table:name="articulos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_articulo</text:p>
          </table:table-cell>
          <table:table-cell table:style-name="ce1" office:value-type="string">
            <text:p>concepto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ADAMS ( ORTODONCIA)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string">
            <text:p>ANALOGO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6" office:value-type="string">
            <text:p>ANALOGO KLORNER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string">
            <text:p>AÑADIR 1ª PIEZA 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6" office:value-type="string">
            <text:p>AÑADIR RESTO PIEZAS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6" office:value-type="string">
            <text:p>ARANDELA DE ORO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5" office:value-type="string">
            <text:p>ARCO VESTIBULAR ( ORTODONCIA)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string">
            <text:p>ATACHE PIEZA FIJA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string">
            <text:p>BARRA ACKERMA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6" office:value-type="string">
            <text:p>CALCINABL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6" office:value-type="string">
            <text:p>CALCINABLE KLORNER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6" office:value-type="string">
            <text:p>CAMBIO DE COLOR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5" office:value-type="string">
            <text:p>CAMBIO TOTAL RESINA HIBRIDA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string">
            <text:p>CAMBIO TOTAL RESINA HIBRIDAS C/ SOLDADURA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string">
            <text:p>CARILLA EMPR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string">
            <text:p>COMPLETA <text:s/>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string">
            <text:p>COMPLETA DEFINITIVA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6" office:value-type="string">
            <text:p>COMPLETA PROVISIONAL 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5" office:value-type="string">
            <text:p>COMPOSTUR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7" office:value-type="string">
            <text:p>COMPOSTURA// REBASE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6" office:value-type="string">
            <text:p>CONTENEDOR ESPACIO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6" office:value-type="string">
            <text:p>CORONA CIRCONIO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6" office:value-type="string">
            <text:p>CORONA CIRCONIO SOBRE IMPLANT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6" office:value-type="string">
            <text:p>CORONA EMPRESS SIN METAL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5" office:value-type="string">
            <text:p>CORONA JACKET CERAMIC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6" office:value-type="string">
            <text:p>CORONA METAL CERAMIC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6" office:value-type="string">
            <text:p>CORONA PROVISIONAL CEMENTAD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6" office:value-type="string">
            <text:p>CORONA SOBRE IMPLANTE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6" office:value-type="string">
            <text:p>ESQUELETICO BILATERAL 1-3 PZAS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6" office:value-type="string">
            <text:p>ESQUELETICO BILATERAL 3-5 PZAS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6" office:value-type="string">
            <text:p>ESQUELETICO BILATERAL 5-8 PZAS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6" office:value-type="string">
            <text:p>ESQUELETICO BILATERAL 8-14 PZAS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6" office:value-type="string">
            <text:p>ESQUELETICO UNILATERAL 1-3 PZAS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6" office:value-type="string">
            <text:p>FERULA DE BLANQUEAMIENTO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ce6" office:value-type="string">
            <text:p>FERULA DESCARG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6" office:value-type="string">
            <text:p>FERULA QUIRURGIC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ce6" office:value-type="string">
            <text:p>GANCHO UNIDAD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style-name="ce7" office:value-type="string">
            <text:p>IMPLANTE PROVISIONAL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style-name="ce5" office:value-type="string">
            <text:p>IMPLANTE PROVISIONAL ATORNILLADO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6" office:value-type="string">
            <text:p>INTERFASE CIRCONIO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6" office:value-type="string">
            <text:p>LOCATOR UNIDAD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6" office:value-type="string">
            <text:p>MERYLAND PIEZ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6" office:value-type="string">
            <text:p>PARCIAL ACRILICO 10 PZAS O MÁS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style-name="ce6" office:value-type="string">
            <text:p>PARCIAL ACRILICO DE 1-3 PZAS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6" office:value-type="string">
            <text:p>PARCIAL ACRILICO DE 4 PZAS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ce6" office:value-type="string">
            <text:p>PARCIAL ACRILICO DE 5 PZAS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6" office:value-type="string">
            <text:p>PARCIAL ACRILICO DE 6 PZAS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6" office:value-type="string">
            <text:p>PARCIAL ACRILICO DE 7 PZAS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ce6" office:value-type="string">
            <text:p>PARCIAL ACRILICO DE 8 PZAS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6" office:value-type="string">
            <text:p>PARCIAL ACRILICO DE 9 PZAS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6" office:value-type="string">
            <text:p>PARCIAL ACRILICO PROV. 10 PZAS O MÁS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style-name="ce6" office:value-type="string">
            <text:p>PARCIAL ACRILICO PROV. DE 1-3 PZAS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style-name="ce6" office:value-type="string">
            <text:p>PARCIAL ACRILICO PROV. DE 4 PZAS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style-name="ce6" office:value-type="string">
            <text:p>PARCIAL ACRILICO PROV. DE 5 PZAS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style-name="ce6" office:value-type="string">
            <text:p>PARCIAL ACRILICO PROV. DE 6 PZAS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style-name="ce6" office:value-type="string">
            <text:p>PARCIAL ACRILICO PROV. DE 7 PZA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style-name="ce6" office:value-type="string">
            <text:p>PARCIAL ACRILICO PROV. DE 8 PZAS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ce6" office:value-type="string">
            <text:p>PARCIAL ACRILICO PROV. DE 9 PZAS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6" office:value-type="string">
            <text:p>PERNO MUÑON COLADO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6" office:value-type="string">
            <text:p>PERNO MUÑON DOBLE COLADO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ce6" office:value-type="string">
            <text:p>PILAR ANGULADO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ce6" office:value-type="string">
            <text:p>PILAR CIRCONIO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ce6" office:value-type="string">
            <text:p>PILAR KLORNER ANGULADO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ce6" office:value-type="string">
            <text:p>PILAR KLORNER RECTO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style-name="ce6" office:value-type="string">
            <text:p>PILAR RECTO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style-name="ce5" office:value-type="string">
            <text:p>PLACA ( ORTODONCIA)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style-name="ce6" office:value-type="string">
            <text:p>PROTESIS HIBRID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style-name="ce6" office:value-type="string">
            <text:p>REPARACION ARCADA CERAMICA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ce6" office:value-type="string">
            <text:p>REPARACION SOBREDENTADURA C/ REFUERZO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style-name="ce6" office:value-type="string">
            <text:p>REPARACION SOBREDENTADURA S/ REFUERZO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style-name="ce6" office:value-type="string">
            <text:p>SET UP UNIDAD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style-name="ce6" office:value-type="string">
            <text:p>SOBREDENTADURA CON LOCATOR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style-name="ce6" office:value-type="string">
            <text:p>SOLDADURA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style-name="ce6" office:value-type="string">
            <text:p>TORNILLO AVINENT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style-name="ce5" office:value-type="string">
            <text:p>TORNILLO EXPANSION( ORTODONCIA)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style-name="ce6" office:value-type="string">
            <text:p>TORNILLO KLORNER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style-name="ce6" office:value-type="string">
            <text:p>TORNILLO TITANIO</text:p>
          </table:table-cell>
        </table:table-row>
        <table:table-row table:style-name="ro1" table:number-rows-repeated="104849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arifas_articulo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ce1" office:value-type="string">
            <text:p>tarifa</text:p>
          </table:table-cell>
          <table:table-cell table:style-name="ce1" office:value-type="string">
            <text:p>tarifas_id_tarifa</text:p>
          </table:table-cell>
          <table:table-cell table:style-name="ce1" office:value-type="string">
            <text:p>articulos_id_articulo</text:p>
          </table:table-cell>
        </table:table-row>
        <table:table-row table:style-name="ro2">
          <table:table-cell table:style-name="ce8" office:value-type="float" office:value="13.5">
            <text:p>13,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8" office:value-type="float" office:value="4.6">
            <text:p>4,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8" office:value-type="float" office:value="8">
            <text:p>8,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8" office:value-type="float" office:value="20">
            <text:p>20,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8" office:value-type="float" office:value="10">
            <text:p>10,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8" office:value-type="float" office:value="17.3">
            <text:p>17,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8" office:value-type="float" office:value="18">
            <text:p>18,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8" office:value-type="float" office:value="25">
            <text:p>25,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8" office:value-type="float" office:value="330">
            <text:p>330,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8" office:value-type="float" office:value="4.6">
            <text:p>4,6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8" office:value-type="float" office:value="8">
            <text:p>8,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8" office:value-type="float" office:value="15">
            <text:p>15,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8" office:value-type="float" office:value="300">
            <text:p>300,0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8" office:value-type="float" office:value="340">
            <text:p>340,0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style-name="ce8" office:value-type="float" office:value="90">
            <text:p>90,0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style-name="ce8" office:value-type="float" office:value="90">
            <text:p>90,0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style-name="ce8" office:value-type="float" office:value="90">
            <text:p>90,0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8" office:value-type="float" office:value="20">
            <text:p>20,0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style-name="ce8" office:value-type="float" office:value="50">
            <text:p>50,0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style-name="ce8" office:value-type="float" office:value="100">
            <text:p>100,0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8" office:value-type="float" office:value="130">
            <text:p>130,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style-name="ce8" office:value-type="float" office:value="85">
            <text:p>85,0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table:style-name="ce8" office:value-type="float" office:value="90">
            <text:p>90,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style-name="ce8" office:value-type="float" office:value="50">
            <text:p>50,0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style-name="ce8" office:value-type="float" office:value="12">
            <text:p>12,0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style-name="ce8" office:value-type="float" office:value="60">
            <text:p>60,0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style-name="ce8" office:value-type="float" office:value="96">
            <text:p>96,0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style-name="ce8" office:value-type="float" office:value="140">
            <text:p>140,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style-name="ce8" office:value-type="float" office:value="160">
            <text:p>160,0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style-name="ce8" office:value-type="float" office:value="180">
            <text:p>180,0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style-name="ce8" office:value-type="float" office:value="80">
            <text:p>80,0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style-name="ce8" office:value-type="float" office:value="30">
            <text:p>30,0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style-name="ce8" office:value-type="float" office:value="60">
            <text:p>60,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style-name="ce8" office:value-type="float" office:value="30">
            <text:p>30,0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style-name="ce8" office:value-type="float" office:value="10">
            <text:p>10,0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style-name="ce8" office:value-type="float" office:value="22">
            <text:p>22,0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style-name="ce8" office:value-type="float" office:value="35">
            <text:p>35,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style-name="ce8" office:value-type="float" office:value="110">
            <text:p>110,0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style-name="ce8" office:value-type="float" office:value="22">
            <text:p>22,0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8" office:value-type="float" office:value="90">
            <text:p>90,0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style-name="ce8" office:value-type="float" office:value="35">
            <text:p>35,0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ce8" office:value-type="float" office:value="40">
            <text:p>40,0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style-name="ce8" office:value-type="float" office:value="50">
            <text:p>50,0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style-name="ce8" office:value-type="float" office:value="62">
            <text:p>62,0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style-name="ce8" office:value-type="float" office:value="80">
            <text:p>80,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8" office:value-type="float" office:value="88">
            <text:p>88,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8" office:value-type="float" office:value="90">
            <text:p>90,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style-name="ce8" office:value-type="float" office:value="90">
            <text:p>90,0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8" office:value-type="float" office:value="35">
            <text:p>35,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style-name="ce8" office:value-type="float" office:value="40">
            <text:p>40,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style-name="ce8" office:value-type="float" office:value="50">
            <text:p>50,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style-name="ce8" office:value-type="float" office:value="62">
            <text:p>62,0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style-name="ce8" office:value-type="float" office:value="80">
            <text:p>80,0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8" office:value-type="float" office:value="88">
            <text:p>88,0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8" office:value-type="float" office:value="90">
            <text:p>90,0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8" office:value-type="float" office:value="29">
            <text:p>29,0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8" office:value-type="float" office:value="49">
            <text:p>49,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8" office:value-type="float" office:value="25.5">
            <text:p>25,5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8" office:value-type="float" office:value="125">
            <text:p>125,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8" office:value-type="float" office:value="8">
            <text:p>8,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8" office:value-type="float" office:value="8">
            <text:p>8,0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8" office:value-type="float" office:value="20">
            <text:p>20,0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8" office:value-type="float" office:value="60">
            <text:p>60,0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8" office:value-type="float" office:value="395">
            <text:p>395,0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8" office:value-type="float" office:value="360">
            <text:p>360,0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style-name="ce8" office:value-type="float" office:value="35">
            <text:p>35,0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style-name="ce8" office:value-type="float" office:value="20">
            <text:p>20,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8" office:value-type="float" office:value="10">
            <text:p>10,0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8" office:value-type="float" office:value="180">
            <text:p>180,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style-name="ce8" office:value-type="float" office:value="30">
            <text:p>30,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style-name="ce8" office:value-type="float" office:value="14">
            <text:p>14,0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8" office:value-type="float" office:value="5">
            <text:p>5,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8" office:value-type="float" office:value="8">
            <text:p>8,0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8" office:value-type="float" office:value="4.6">
            <text:p>4,6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8" office:value-type="float" office:value="4.6">
            <text:p>4,6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style-name="ce8" office:value-type="float" office:value="8">
            <text:p>8,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8" office:value-type="float" office:value="35">
            <text:p>35,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8" office:value-type="float" office:value="15">
            <text:p>15,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8" office:value-type="float" office:value="17.3">
            <text:p>17,3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8" office:value-type="float" office:value="50">
            <text:p>50,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8" office:value-type="float" office:value="400">
            <text:p>400,0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8" office:value-type="float" office:value="4.6">
            <text:p>4,6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8" office:value-type="float" office:value="8">
            <text:p>8,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8" office:value-type="float" office:value="15">
            <text:p>15,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8" office:value-type="float" office:value="100">
            <text:p>100,0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style-name="ce8" office:value-type="float" office:value="110">
            <text:p>110,0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style-name="ce8" office:value-type="float" office:value="110">
            <text:p>110,0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8" office:value-type="float" office:value="30">
            <text:p>30,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8" office:value-type="float" office:value="60">
            <text:p>60,0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style-name="ce8" office:value-type="float" office:value="120">
            <text:p>120,0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8" office:value-type="float" office:value="150">
            <text:p>150,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style-name="ce8" office:value-type="float" office:value="100">
            <text:p>100,0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2">
          <table:table-cell table:style-name="ce8" office:value-type="float" office:value="65">
            <text:p>65,0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style-name="ce8" office:value-type="float" office:value="18">
            <text:p>18,0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style-name="ce8" office:value-type="float" office:value="120">
            <text:p>120,0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style-name="ce8" office:value-type="float" office:value="130">
            <text:p>130,0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style-name="ce8" office:value-type="float" office:value="160">
            <text:p>160,0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style-name="ce8" office:value-type="float" office:value="180">
            <text:p>180,0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style-name="ce8" office:value-type="float" office:value="210">
            <text:p>210,0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style-name="ce8" office:value-type="float" office:value="110">
            <text:p>110,0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style-name="ce8" office:value-type="float" office:value="30">
            <text:p>30,0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style-name="ce8" office:value-type="float" office:value="70">
            <text:p>70,0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style-name="ce8" office:value-type="float" office:value="30">
            <text:p>30,0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style-name="ce8" office:value-type="float" office:value="10">
            <text:p>10,0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style-name="ce8" office:value-type="float" office:value="25">
            <text:p>25,0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style-name="ce8" office:value-type="float" office:value="35">
            <text:p>35,0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style-name="ce8" office:value-type="float" office:value="110">
            <text:p>110,0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style-name="ce8" office:value-type="float" office:value="25">
            <text:p>25,0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8" office:value-type="float" office:value="110">
            <text:p>110,0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style-name="ce8" office:value-type="float" office:value="45">
            <text:p>45,0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ce8" office:value-type="float" office:value="50">
            <text:p>50,0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style-name="ce8" office:value-type="float" office:value="60">
            <text:p>60,0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style-name="ce8" office:value-type="float" office:value="72">
            <text:p>72,0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style-name="ce8" office:value-type="float" office:value="90">
            <text:p>90,0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8" office:value-type="float" office:value="98">
            <text:p>98,0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8" office:value-type="float" office:value="100">
            <text:p>100,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style-name="ce8" office:value-type="float" office:value="110">
            <text:p>110,0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8" office:value-type="float" office:value="45">
            <text:p>45,0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style-name="ce8" office:value-type="float" office:value="50">
            <text:p>50,0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style-name="ce8" office:value-type="float" office:value="60">
            <text:p>60,0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style-name="ce8" office:value-type="float" office:value="72">
            <text:p>72,0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style-name="ce8" office:value-type="float" office:value="90">
            <text:p>90,0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8" office:value-type="float" office:value="98">
            <text:p>98,0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8" office:value-type="float" office:value="100">
            <text:p>100,0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8" office:value-type="float" office:value="29">
            <text:p>29,0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8" office:value-type="float" office:value="49">
            <text:p>49,0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8" office:value-type="float" office:value="25.5">
            <text:p>25,5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8" office:value-type="float" office:value="125">
            <text:p>125,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8" office:value-type="float" office:value="8">
            <text:p>8,0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8" office:value-type="float" office:value="8">
            <text:p>8,0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8" office:value-type="float" office:value="25.5">
            <text:p>25,5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8" office:value-type="float" office:value="600">
            <text:p>600,0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8" office:value-type="float" office:value="390">
            <text:p>390,0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style-name="ce8" office:value-type="float" office:value="40">
            <text:p>40,00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style-name="ce8" office:value-type="float" office:value="30">
            <text:p>30,0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8" office:value-type="float" office:value="10">
            <text:p>10,0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8" office:value-type="float" office:value="240">
            <text:p>240,0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style-name="ce8" office:value-type="float" office:value="30">
            <text:p>30,00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style-name="ce8" office:value-type="float" office:value="14">
            <text:p>14,0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8" office:value-type="float" office:value="8">
            <text:p>8,00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8" office:value-type="float" office:value="4.6">
            <text:p>4,6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</table:table-row>
        <table:table-row table:style-name="ro1" table:number-rows-repeated="10484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teriales" table:style-name="ta1"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style-name="ce9" office:value-type="string">
            <text:p>id_material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lote1</text:p>
          </table:table-cell>
          <table:table-cell table:style-name="ce11" office:value-type="string">
            <text:p>lote2</text:p>
          </table:table-cell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6" office:value-type="string">
            <text:p>PALAPRESS VARIO 500ML LIQ/ POLVO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2">
            <text:p>2</text:p>
          </table:table-cell>
          <table:table-cell table:style-name="ce6" office:value-type="string">
            <text:p>C+B CR-CO 1KG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3">
            <text:p>3</text:p>
          </table:table-cell>
          <table:table-cell table:style-name="ce6" office:value-type="string">
            <text:p>CIRCONIO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6" office:value-type="string">
            <text:p>DIENTES INTEGRAL 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5">
            <text:p>5</text:p>
          </table:table-cell>
          <table:table-cell table:style-name="ce6" office:value-type="string">
            <text:p>DIENTES MONDIAL <text:s/>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6">
            <text:p>6</text:p>
          </table:table-cell>
          <table:table-cell table:style-name="ce6" office:value-type="string">
            <text:p>DIENTES MONDIAL <text:s/>/ PREMIUM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7">
            <text:p>7</text:p>
          </table:table-cell>
          <table:table-cell table:style-name="ce6" office:value-type="string">
            <text:p>DIENTES PREMIUM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8">
            <text:p>8</text:p>
          </table:table-cell>
          <table:table-cell table:style-name="ce6" office:value-type="string">
            <text:p>EMAX CERAMICA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6" office:value-type="string">
            <text:p>IPS CERAMICA INLINE DENTIN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10">
            <text:p>10</text:p>
          </table:table-cell>
          <table:table-cell table:style-name="ce6" office:value-type="string">
            <text:p>OPAQUER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11">
            <text:p>11</text:p>
          </table:table-cell>
          <table:table-cell table:style-name="ce6" office:value-type="string">
            <text:p>ORTHORESIN ROSA LIQ/ POLVO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12">
            <text:p>12</text:p>
          </table:table-cell>
          <table:table-cell table:style-name="ce6" office:value-type="string">
            <text:p>ORTHORESIN TRANS LIQ/ POLVO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13">
            <text:p>13</text:p>
          </table:table-cell>
          <table:table-cell table:style-name="ce6" office:value-type="string">
            <text:p>PALAPRESS VARIO 1KG ROSA VETEADO POLVO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14">
            <text:p>14</text:p>
          </table:table-cell>
          <table:table-cell table:style-name="ce6" office:value-type="string">
            <text:p>PALAPRESS VARIO 500ML LIQ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16">
            <text:p>16</text:p>
          </table:table-cell>
          <table:table-cell table:style-name="ce6" office:value-type="string">
            <text:p>PALAPRESS VARIO LIQ/ POLVO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17">
            <text:p>17</text:p>
          </table:table-cell>
          <table:table-cell table:style-name="ce6" office:value-type="string">
            <text:p>RAPID REPAIR LIQUIDO/ POLVO</text:p>
          </table:table-cell>
          <table:table-cell table:style-name="ce10" table:number-columns-repeated="2"/>
        </table:table-row>
        <table:table-row table:style-name="ro2">
          <table:table-cell table:style-name="ce10" office:value-type="float" office:value="18">
            <text:p>18</text:p>
          </table:table-cell>
          <table:table-cell table:style-name="ce6" office:value-type="string">
            <text:p>TRIAD PROVIS. MARFIL MEDIO</text:p>
          </table:table-cell>
          <table:table-cell table:style-name="ce10" table:number-columns-repeated="2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ticulos_materiales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>
            <text:p>materiales_id_material</text:p>
          </table:table-cell>
          <table:table-cell table:style-name="ce9" office:value-type="string">
            <text:p>articulos_id_articulo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67">
            <text:p>67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67">
            <text:p>67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67">
            <text:p>67</text:p>
          </table:table-cell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float" office:value="67">
            <text:p>67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28">
            <text:p>28</text:p>
          </table:table-cell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28">
            <text:p>28</text:p>
          </table:table-cell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28">
            <text:p>28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59">
            <text:p>59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60">
            <text:p>60</text:p>
          </table:table-cell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25">
            <text:p>25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26">
            <text:p>26</text:p>
          </table:table-cell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26">
            <text:p>26</text:p>
          </table:table-cell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26">
            <text:p>26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22">
            <text:p>22</text:p>
          </table:table-cell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22">
            <text:p>22</text:p>
          </table:table-cell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22">
            <text:p>22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23">
            <text:p>23</text:p>
          </table:table-cell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23">
            <text:p>23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62">
            <text:p>62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40">
            <text:p>40</text:p>
          </table:table-cell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39">
            <text:p>39</text:p>
          </table:table-cell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42">
            <text:p>42</text:p>
          </table:table-cell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27">
            <text:p>27</text:p>
          </table:table-cell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6" office:value-type="float" office:value="72">
            <text:p>72</text:p>
          </table:table-cell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72">
            <text:p>72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72">
            <text:p>72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72">
            <text:p>72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9">
            <text:p>9</text:p>
          </table:table-cell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24">
            <text:p>24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69">
            <text:p>69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70">
            <text:p>7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70">
            <text:p>70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52">
            <text:p>52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52">
            <text:p>52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53">
            <text:p>53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53">
            <text:p>53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54">
            <text:p>54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54">
            <text:p>54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55">
            <text:p>55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55">
            <text:p>55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56">
            <text:p>56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56">
            <text:p>56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57">
            <text:p>57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57">
            <text:p>57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58">
            <text:p>58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58">
            <text:p>58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51">
            <text:p>51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51">
            <text:p>51</text:p>
          </table:table-cell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12" office:value-type="float" office:value="18">
            <text:p>18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2" office:value-type="float" office:value="18">
            <text:p>18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44">
            <text:p>44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44">
            <text:p>44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45">
            <text:p>45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45">
            <text:p>45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46">
            <text:p>46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46">
            <text:p>46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47">
            <text:p>47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47">
            <text:p>47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48">
            <text:p>48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48">
            <text:p>48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49">
            <text:p>49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49">
            <text:p>49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50">
            <text:p>50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50">
            <text:p>50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43">
            <text:p>43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43">
            <text:p>43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17">
            <text:p>17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17">
            <text:p>17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37">
            <text:p>37</text:p>
          </table:table-cell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15">
            <text:p>15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33">
            <text:p>33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33">
            <text:p>33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29">
            <text:p>29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29">
            <text:p>29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30">
            <text:p>30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30">
            <text:p>3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31">
            <text:p>31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31">
            <text:p>31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32">
            <text:p>32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32">
            <text:p>32</text:p>
          </table:table-cell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35">
            <text:p>35</text:p>
          </table:table-cell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6" office:value-type="float" office:value="34">
            <text:p>34</text:p>
          </table:table-cell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6" office:value-type="float" office:value="36">
            <text:p>36</text:p>
          </table:table-cell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12">
            <text:p>12</text:p>
          </table:table-cell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19">
            <text:p>19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73">
            <text:p>73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21">
            <text:p>21</text:p>
          </table:table-cell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68">
            <text:p>68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13">
            <text:p>13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14">
            <text:p>14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14">
            <text:p>14</text:p>
          </table:table-cell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66">
            <text:p>66</text:p>
          </table:table-cell>
        </table:table-row>
        <table:table-row table:style-name="ro1" table:number-rows-repeated="104848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linicas" table:style-name="ta1"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ce19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4" office:value-type="string">
            <text:p>id_clinica</text:p>
          </table:table-cell>
          <table:table-cell table:style-name="ce14" office:value-type="string">
            <text:p>nombre</text:p>
          </table:table-cell>
          <table:table-cell table:style-name="ce14" office:value-type="string">
            <text:p>razonsocial</text:p>
          </table:table-cell>
          <table:table-cell table:style-name="ce16" office:value-type="string">
            <text:p>cif</text:p>
          </table:table-cell>
          <table:table-cell table:style-name="ce16" office:value-type="string">
            <text:p>localidad</text:p>
          </table:table-cell>
          <table:table-cell table:style-name="ce16" office:value-type="string">
            <text:p>provincia</text:p>
          </table:table-cell>
          <table:table-cell table:style-name="ce16" office:value-type="string">
            <text:p>direccion</text:p>
          </table:table-cell>
          <table:table-cell table:style-name="ce17" office:value-type="string">
            <text:p>cp</text:p>
          </table:table-cell>
          <table:table-cell table:style-name="ce16" office:value-type="string">
            <text:p>numclinica</text:p>
          </table:table-cell>
          <table:table-cell table:style-name="ce16" office:value-type="string">
            <text:p>id_tarifa</text:p>
          </table:table-cell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CENTRO IMPLANTOLOGICO BARCELONA</text:p>
          </table:table-cell>
          <table:table-cell table:style-name="ce15" office:value-type="string">
            <text:p>XX</text:p>
          </table:table-cell>
          <table:table-cell table:style-name="ce15" office:value-type="string">
            <text:p>B11111111</text:p>
          </table:table-cell>
          <table:table-cell table:number-columns-repeated="2" table:style-name="ce15" office:value-type="string">
            <text:p>BARCELONA</text:p>
          </table:table-cell>
          <table:table-cell table:style-name="ce15" office:value-type="string">
            <text:p>Avda. Gracia nº 15</text:p>
          </table:table-cell>
          <table:table-cell table:style-name="ce18" office:value-type="string">
            <text:p>08015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CENTRO DE IMPLANTOLOGÍA MADRID</text:p>
          </table:table-cell>
          <table:table-cell table:style-name="ce15" office:value-type="string">
            <text:p>XX</text:p>
          </table:table-cell>
          <table:table-cell table:style-name="ce15" office:value-type="string">
            <text:p>B11111112</text:p>
          </table:table-cell>
          <table:table-cell table:number-columns-repeated="2" table:style-name="ce15" office:value-type="string">
            <text:p>MADRID</text:p>
          </table:table-cell>
          <table:table-cell table:style-name="ce15" office:value-type="string">
            <text:p>Paseo La Castellana nº 16</text:p>
          </table:table-cell>
          <table:table-cell table:style-name="ce18" office:value-type="string">
            <text:p>28045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15" office:value-type="float" office:value="3">
            <text:p>3</text:p>
          </table:table-cell>
          <table:table-cell table:style-name="ce15" office:value-type="string">
            <text:p>CENTRO DE IMPLANTOLOGÍA VIGO</text:p>
          </table:table-cell>
          <table:table-cell table:style-name="ce15" office:value-type="string">
            <text:p>XX</text:p>
          </table:table-cell>
          <table:table-cell table:style-name="ce15" office:value-type="string">
            <text:p>B11111113</text:p>
          </table:table-cell>
          <table:table-cell table:style-name="ce15" office:value-type="string">
            <text:p>VIGO</text:p>
          </table:table-cell>
          <table:table-cell table:style-name="ce15" office:value-type="string">
            <text:p>PONTEVEDRA</text:p>
          </table:table-cell>
          <table:table-cell table:style-name="ce15" office:value-type="string">
            <text:p>Calle de Vigo nº 17</text:p>
          </table:table-cell>
          <table:table-cell table:style-name="ce18" office:value-type="string">
            <text:p>36208</text:p>
          </table:table-cell>
          <table:table-cell table:style-name="ce15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15" office:value-type="float" office:value="4">
            <text:p>4</text:p>
          </table:table-cell>
          <table:table-cell table:style-name="ce15" office:value-type="string">
            <text:p>CENTRO DE IMPLANTOLOGÍA ZARAGOZA</text:p>
          </table:table-cell>
          <table:table-cell table:style-name="ce15" office:value-type="string">
            <text:p>XX</text:p>
          </table:table-cell>
          <table:table-cell table:style-name="ce15" office:value-type="string">
            <text:p>B11111114</text:p>
          </table:table-cell>
          <table:table-cell table:number-columns-repeated="2" table:style-name="ce15" office:value-type="string">
            <text:p>ZARAGOZA</text:p>
          </table:table-cell>
          <table:table-cell table:style-name="ce15" office:value-type="string">
            <text:p>Paseo Independencia nº 18</text:p>
          </table:table-cell>
          <table:table-cell table:style-name="ce18" office:value-type="string">
            <text:p>50005</text:p>
          </table:table-cell>
          <table:table-cell table:style-name="ce15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15" office:value-type="float" office:value="5">
            <text:p>5</text:p>
          </table:table-cell>
          <table:table-cell table:style-name="ce15" office:value-type="string">
            <text:p>CENTRO DE IMPLANTOLOGÍA VALENCIA</text:p>
          </table:table-cell>
          <table:table-cell table:style-name="ce15" office:value-type="string">
            <text:p>XX</text:p>
          </table:table-cell>
          <table:table-cell table:style-name="ce15" office:value-type="string">
            <text:p>B11111115</text:p>
          </table:table-cell>
          <table:table-cell table:number-columns-repeated="2" table:style-name="ce15" office:value-type="string">
            <text:p>VALENCIA</text:p>
          </table:table-cell>
          <table:table-cell table:style-name="ce15" office:value-type="string">
            <text:p>Calle de Valencia nº 19</text:p>
          </table:table-cell>
          <table:table-cell table:style-name="ce18" office:value-type="string">
            <text:p>46018</text:p>
          </table:table-cell>
          <table:table-cell table:style-name="ce15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15" office:value-type="float" office:value="6">
            <text:p>6</text:p>
          </table:table-cell>
          <table:table-cell table:style-name="ce15" office:value-type="string">
            <text:p>CENTRO DE IMPLANTOLOGÍA SANTANDER</text:p>
          </table:table-cell>
          <table:table-cell table:style-name="ce15" office:value-type="string">
            <text:p>XX</text:p>
          </table:table-cell>
          <table:table-cell table:style-name="ce15" office:value-type="string">
            <text:p>B11111116</text:p>
          </table:table-cell>
          <table:table-cell table:number-columns-repeated="2" table:style-name="ce15" office:value-type="string">
            <text:p>SANTANDER</text:p>
          </table:table-cell>
          <table:table-cell table:style-name="ce15" office:value-type="string">
            <text:p>Calle de Santander nº 20</text:p>
          </table:table-cell>
          <table:table-cell table:style-name="ce18" office:value-type="string">
            <text:p>50008</text:p>
          </table:table-cell>
          <table:table-cell table:style-name="ce15"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CENTRO DE IMPLANTOLOGÍA TARRAGONA</text:p>
          </table:table-cell>
          <table:table-cell table:style-name="ce15" office:value-type="string">
            <text:p>XX</text:p>
          </table:table-cell>
          <table:table-cell table:style-name="ce15" office:value-type="string">
            <text:p>B11111117</text:p>
          </table:table-cell>
          <table:table-cell table:style-name="ce15" office:value-type="string">
            <text:p>MADRID</text:p>
          </table:table-cell>
          <table:table-cell table:style-name="ce15" office:value-type="string">
            <text:p>TARRAGONA</text:p>
          </table:table-cell>
          <table:table-cell table:style-name="ce15" office:value-type="string">
            <text:p>Paseo de Tarragona nº 21</text:p>
          </table:table-cell>
          <table:table-cell table:style-name="ce18" office:value-type="string">
            <text:p>28020</text:p>
          </table:table-cell>
          <table:table-cell table:style-name="ce15"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15"/>
          <table:table-cell table:number-columns-repeated="8"/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octores" table:style-name="ta1"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4" office:value-type="string">
            <text:p>id_doctor</text:p>
          </table:table-cell>
          <table:table-cell table:style-name="ce14" office:value-type="string">
            <text:p>nombre</text:p>
          </table:table-cell>
          <table:table-cell table:style-name="ce14" office:value-type="string">
            <text:p>numcolegiado</text:p>
          </table:table-cell>
        </table:table-row>
        <table:table-row table:style-name="ro2">
          <table:table-cell table:style-name="ce20" office:value-type="float" office:value="1">
            <text:p>1</text:p>
          </table:table-cell>
          <table:table-cell table:style-name="ce15" office:value-type="string">
            <text:p>DAVID PEREZ</text:p>
          </table:table-cell>
          <table:table-cell table:style-name="ce21" office:value-type="float" office:value="11111">
            <text:p>11111</text:p>
          </table:table-cell>
        </table:table-row>
        <table:table-row table:style-name="ro2">
          <table:table-cell table:style-name="ce20" office:value-type="float" office:value="2">
            <text:p>2</text:p>
          </table:table-cell>
          <table:table-cell table:style-name="ce15" office:value-type="string">
            <text:p>FRANCISCO JIMENEZ</text:p>
          </table:table-cell>
          <table:table-cell table:style-name="ce15" office:value-type="float" office:value="22222">
            <text:p>22222</text:p>
          </table:table-cell>
        </table:table-row>
        <table:table-row table:style-name="ro2">
          <table:table-cell table:style-name="ce20" office:value-type="float" office:value="3">
            <text:p>3</text:p>
          </table:table-cell>
          <table:table-cell table:style-name="ce15" office:value-type="string">
            <text:p>ESTEBAN GONZALEZ</text:p>
          </table:table-cell>
          <table:table-cell table:style-name="ce15" office:value-type="float" office:value="333333">
            <text:p>333333</text:p>
          </table:table-cell>
        </table:table-row>
        <table:table-row table:style-name="ro2">
          <table:table-cell table:style-name="ce20" office:value-type="float" office:value="4">
            <text:p>4</text:p>
          </table:table-cell>
          <table:table-cell table:style-name="ce15" office:value-type="string">
            <text:p>DAVINIA DE DOS SANTOS</text:p>
          </table:table-cell>
          <table:table-cell office:value-type="float" office:value="44444">
            <text:p>44444</text:p>
          </table:table-cell>
        </table:table-row>
        <table:table-row table:style-name="ro2">
          <table:table-cell table:style-name="ce20" office:value-type="float" office:value="5">
            <text:p>5</text:p>
          </table:table-cell>
          <table:table-cell table:style-name="ce15" office:value-type="string">
            <text:p>JORGE ESPIAS</text:p>
          </table:table-cell>
          <table:table-cell table:style-name="ce15" office:value-type="float" office:value="55555">
            <text:p>55555</text:p>
          </table:table-cell>
        </table:table-row>
        <table:table-row table:style-name="ro2">
          <table:table-cell table:style-name="ce20" office:value-type="float" office:value="6">
            <text:p>6</text:p>
          </table:table-cell>
          <table:table-cell table:style-name="ce15" office:value-type="string">
            <text:p>LORENZO CAMAÑÓN</text:p>
          </table:table-cell>
          <table:table-cell table:style-name="ce15" office:value-type="float" office:value="666666">
            <text:p>666666</text:p>
          </table:table-cell>
        </table:table-row>
        <table:table-row table:style-name="ro2">
          <table:table-cell table:style-name="ce20" office:value-type="float" office:value="7">
            <text:p>7</text:p>
          </table:table-cell>
          <table:table-cell table:style-name="ce15" office:value-type="string">
            <text:p>HUGO IDIAZABAL</text:p>
          </table:table-cell>
          <table:table-cell table:style-name="ce15" office:value-type="float" office:value="777777">
            <text:p>777777</text:p>
          </table:table-cell>
        </table:table-row>
        <table:table-row table:style-name="ro2">
          <table:table-cell table:style-name="ce20" office:value-type="float" office:value="8">
            <text:p>8</text:p>
          </table:table-cell>
          <table:table-cell table:style-name="ce15" office:value-type="string">
            <text:p>JACOBO MADORRÁN</text:p>
          </table:table-cell>
          <table:table-cell table:style-name="ce15" office:value-type="float" office:value="888888">
            <text:p>888888</text:p>
          </table:table-cell>
        </table:table-row>
        <table:table-row table:style-name="ro2">
          <table:table-cell table:style-name="ce20" office:value-type="float" office:value="9">
            <text:p>9</text:p>
          </table:table-cell>
          <table:table-cell table:style-name="ce15" office:value-type="string">
            <text:p>MANUEL LOPEZ</text:p>
          </table:table-cell>
          <table:table-cell table:style-name="ce15" office:value-type="float" office:value="999999">
            <text:p>999999</text:p>
          </table:table-cell>
        </table:table-row>
        <table:table-row table:style-name="ro2">
          <table:table-cell table:style-name="ce20" office:value-type="float" office:value="10">
            <text:p>10</text:p>
          </table:table-cell>
          <table:table-cell table:style-name="ce15" office:value-type="string">
            <text:p>ADRIANA MEAÑOS</text:p>
          </table:table-cell>
          <table:table-cell office:value-type="float" office:value="101010">
            <text:p>101010</text:p>
          </table:table-cell>
        </table:table-row>
        <table:table-row table:style-name="ro2">
          <table:table-cell table:style-name="ce20" office:value-type="float" office:value="11">
            <text:p>11</text:p>
          </table:table-cell>
          <table:table-cell table:style-name="ce15" office:value-type="string">
            <text:p>LAURA SERRANO</text:p>
          </table:table-cell>
          <table:table-cell table:style-name="ce15" office:value-type="float" office:value="12121212">
            <text:p>12121212</text:p>
          </table:table-cell>
        </table:table-row>
        <table:table-row table:style-name="ro2">
          <table:table-cell table:style-name="ce20" office:value-type="float" office:value="12">
            <text:p>12</text:p>
          </table:table-cell>
          <table:table-cell table:style-name="ce15" office:value-type="string">
            <text:p>YASMINE JERARCAL</text:p>
          </table:table-cell>
          <table:table-cell table:style-name="ce15" office:value-type="float" office:value="13131313">
            <text:p>13131313</text:p>
          </table:table-cell>
        </table:table-row>
        <table:table-row table:style-name="ro2">
          <table:table-cell table:style-name="ce20" office:value-type="float" office:value="13">
            <text:p>13</text:p>
          </table:table-cell>
          <table:table-cell table:style-name="ce15" office:value-type="string">
            <text:p>DIEGO ZAERA</text:p>
          </table:table-cell>
          <table:table-cell table:style-name="ce15" office:value-type="float" office:value="14141414">
            <text:p>14141414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linica_doctor" table:style-name="ta1">
        <table:table-column table:style-name="co4" table:number-columns-repeated="3" table:default-cell-style-name="Default"/>
        <table:table-row table:style-name="ro3">
          <table:table-cell table:style-name="ce9" office:value-type="string">
            <text:p>id_doctor</text:p>
          </table:table-cell>
          <table:table-cell table:style-name="ce9" office:value-type="string">
            <text:p>id_clinica</text:p>
          </table:table-cell>
          <table:table-cell table:style-name="ce9" office:value-type="string">
            <text:p>numdoctor</text:p>
          </table:table-cell>
        </table:table-row>
        <table:table-row table:style-name="ro1">
          <table:table-cell table:number-columns-repeated="3" table:style-name="ce10" office:value-type="float" office:value="1">
            <text:p>1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</table:table-row>
        <table:table-row table:style-name="ro1">
          <table:table-cell table:style-name="ce10" office:value-type="float" office:value="6">
            <text:p>6</text:p>
          </table:table-cell>
          <table:table-cell table:number-columns-repeated="2" table:style-name="ce10" office:value-type="float" office:value="2">
            <text:p>2</text:p>
          </table:table-cell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articulos.A2:articulos.AMJ78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materiales.B2:materiales.B18">
          <table:sort>
            <table:sort-by table:field-number="0" table:data-type="automatic"/>
          </table:sort>
        </table:database-range>
        <table:database-range table:name="__Anonymous_Sheet_DB__6" table:target-range-address="doctores.B2:doctores.B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€</number:text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2-11-09T19:45:16</meta:creation-date>
    <dc:date>2013-01-08T18:59:14</dc:date>
    <dc:creator>juanda </dc:creator>
    <meta:editing-duration>PT3H54M58S</meta:editing-duration>
    <meta:editing-cycles>9</meta:editing-cycles>
    <meta:generator>LibreOffice/3.5$Linux_X86_64 LibreOffice_project/350m1$Build-2</meta:generator>
    <meta:document-statistic meta:table-count="8" meta:cell-count="990" meta:object-count="0"/>
  </office:meta>
</office:document-meta>
</file>